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margin-top="0in"/>
      <style:text-properties style:font-name="Arial" style:font-name-complex="Arial" fo:font-weight="bold" style:font-weight-asian="bold" style:use-window-font-color="true"/>
    </style:style>
    <style:style style:name="P2" style:parent-style-name="Normal" style:family="paragraph">
      <style:paragraph-properties fo:margin-bottom="0.1666in"/>
    </style:style>
    <style:style style:name="P3" style:parent-style-name="Normal" style:family="paragraph">
      <style:paragraph-properties fo:margin-bottom="0.1666in"/>
    </style:style>
    <style:style style:name="P4" style:parent-style-name="Normal" style:family="paragraph">
      <style:paragraph-properties fo:margin-bottom="0.1666in"/>
    </style:style>
    <style:style style:name="P5" style:parent-style-name="ListParagraph" style:family="paragraph">
      <style:paragraph-properties fo:margin-bottom="0.1666in"/>
    </style:style>
    <style:style style:name="P6" style:parent-style-name="ListParagraph" style:family="paragraph">
      <style:paragraph-properties fo:margin-bottom="0.1666in"/>
    </style:style>
    <style:style style:name="P7" style:parent-style-name="ListParagraph" style:family="paragraph">
      <style:paragraph-properties fo:margin-bottom="0.1666in"/>
    </style:style>
    <style:style style:name="P8" style:parent-style-name="Normal" style:family="paragraph">
      <style:paragraph-properties fo:margin-bottom="0.1666in"/>
    </style:style>
    <style:style style:name="P9" style:parent-style-name="Normal" style:family="paragraph">
      <style:paragraph-properties fo:margin-bottom="0.1666in"/>
    </style:style>
    <style:style style:name="P10" style:parent-style-name="Normal" style:family="paragraph">
      <style:paragraph-properties fo:margin-bottom="0.1666in"/>
    </style:style>
    <style:style style:name="P11" style:parent-style-name="Normal" style:family="paragraph">
      <style:paragraph-properties fo:margin-bottom="0.1666in"/>
    </style:style>
    <style:style style:name="TableColumn13" style:family="table-column">
      <style:table-column-properties style:column-width="2.0819in"/>
    </style:style>
    <style:style style:name="TableColumn14" style:family="table-column">
      <style:table-column-properties style:column-width="2.0826in"/>
    </style:style>
    <style:style style:name="TableColumn15" style:family="table-column">
      <style:table-column-properties style:column-width="2.0826in"/>
    </style:style>
    <style:style style:name="Table12" style:family="table">
      <style:table-properties style:width="6.2472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208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</style:style>
    <style:style style:name="TableCell19" style:family="table-cell">
      <style:table-cell-properties fo:border-top="0.0208in solid #000000" fo:border-left="0.0208in solid #000000" fo:border-bottom="0.0069in solid #000000" fo:border-right="0.0208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/>
    </style:style>
    <style:style style:name="TableRow21" style:family="table-row">
      <style:table-row-properties/>
    </style:style>
    <style:style style:name="TableCell22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margin-bottom="0in"/>
    </style:style>
    <style:style style:name="TableCell24" style:family="table-cell">
      <style:table-cell-properties fo:border="0.0208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</style:style>
    <style:style style:name="TableCell26" style:family="table-cell">
      <style:table-cell-properties fo:border="0.0208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ableRow28" style:family="table-row">
      <style:table-row-properties style:min-row-height="0.0444in"/>
    </style:style>
    <style:style style:name="TableCell29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</style:style>
    <style:style style:name="TableCell31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</style:style>
    <style:style style:name="TableCell33" style:family="table-cell">
      <style:table-cell-properties fo:border-top="0.020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</style:style>
    <style:style style:name="P98" style:parent-style-name="Normal" style:family="paragraph">
      <style:paragraph-properties fo:margin-bottom="0.1666in"/>
    </style:style>
    <style:style style:name="P99" style:parent-style-name="Normal" style:family="paragraph">
      <style:paragraph-properties fo:margin-bottom="0.1666in"/>
    </style:style>
  </office:automatic-styles>
  <office:body>
    <office:text text:use-soft-page-breaks="true">
      <text:h text:style-name="P1" text:outline-level="1">Technical standards</text:h>
      <text:p text:style-name="Normal"/>
      <text:p text:style-name="P2">Fill in<text:s/>the table for each waste<text:s/>operation<text:s/>you’re applying for<text:s/>and<text:s/>list the<text:s/>appropriate measures you’re planning to use.<text:s/></text:p>
      <text:p text:style-name="P3">If you’re using the standards set out in the relevant technical guidance<text:s/>note<text:s/>(TGN),<text:s/>you do not<text:s/>need to justify<text:s/>your decisions<text:s/>here.</text:p>
      <text:p text:style-name="P4">You must justify your decisions in a separate document if:</text:p>
      <text:list text:style-name="LFO3" text:continue-numbering="true">
        <text:list-item>
          <text:p text:style-name="P5">there is no technical standard</text:p>
        </text:list-item>
        <text:list-item>
          <text:p text:style-name="P6">the technical guidance provides a choice of standards</text:p>
        </text:list-item>
        <text:list-item>
          <text:p text:style-name="P7">you plan to use another standard</text:p>
        </text:list-item>
      </text:list>
      <text:p text:style-name="P8">Your<text:s/>justification<text:s/>may<text:s/>include a reference to<text:s/>the<text:s/>environmental<text:s/>risk<text:s/>assessment provided<text:s/>for this<text:s/>application.</text:p>
      <text:p text:style-name="P9">The documents<text:s/>listed in your table<text:s/>should summarise the main measures you use to control the main issues identified in your risk assessment or technical guidance.<text:s/></text:p>
      <text:p text:style-name="P10">For each<text:s/>activity<text:s/>listed in<text:s/>your table, describe the type of<text:s/>operation and the options you’ve chosen for controlling emissions from your process.</text:p>
      <text:p text:style-name="P11">Remember to fill in a separate table for each waste operation.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Waste operation</text:p>
          </table:table-cell>
          <table:table-cell table:style-name="TableCell19" table:number-columns-spanned="2">
            <text:p text:style-name="P20"/>
          </table:table-cell>
          <table:covered-table-cell/>
        </table:table-row>
        <table:table-row table:style-name="TableRow21">
          <table:table-cell table:style-name="TableCell22">
            <text:p text:style-name="P23">Activity<text:s/>description</text:p>
          </table:table-cell>
          <table:table-cell table:style-name="TableCell24">
            <text:p text:style-name="P25">Appropriate measure<text:s/><text:line-break/>(TGN reference)</text:p>
          </table:table-cell>
          <table:table-cell table:style-name="TableCell26">
            <text:p text:style-name="P27">Document reference<text:s/><text:line-break/>(if needed)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Normal"/>
      <text:p text:style-name="P98">Always<text:s/>describe the type of facility or operation you’re applying for and, if appropriate, use location plans, process flow diagrams or block diagrams to help describe the operation and process.<text:s/></text:p>
      <text:p text:style-name="P99">Give the document references you use for each plan, diagram and description.</text:p>
      <text:p text:style-name="Normal"/>
      <text:p text:style-name="Normal">Document reference<text:s text:c="3"/>______________________________________________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00%" fo:background-color="transparent" style:tab-stop-distance="0.5in"/>
      <style:text-properties style:font-name="Arial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Calibri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alitsianos, Gerrohn (DEFRA)</meta:initial-creator>
    <dc:creator>Michalitsianos, Gerrohn (DEFRA)</dc:creator>
    <meta:creation-date>2019-10-17T11:05:00Z</meta:creation-date>
    <dc:date>2019-10-17T11:05:00Z</dc:date>
    <meta:template xlink:href="Normal" xlink:type="simple"/>
    <meta:editing-cycles>2</meta:editing-cycles>
    <meta:editing-duration>PT60S</meta:editing-duration>
    <meta:document-statistic meta:page-count="1" meta:paragraph-count="2" meta:word-count="213" meta:character-count="1427" meta:row-count="10" meta:non-whitespace-character-count="1216"/>
  </office:meta>
</office:document-meta>
</file>